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text-properties fo:font-size="12pt" style:font-size-asian="12pt" style:font-size-complex="12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color="#0000ff" fo:font-size="15pt" style:font-size-asian="15pt" style:font-size-complex="15pt"/>
    </style:style>
    <style:style style:name="P5" style:family="paragraph" style:parent-style-name="Standard">
      <style:paragraph-properties fo:text-align="center" style:justify-single-word="false"/>
      <style:text-properties fo:color="#0000ff" fo:font-size="66pt" style:font-size-asian="66pt" style:font-size-complex="66pt"/>
    </style:style>
    <style:style style:name="P6" style:family="paragraph" style:parent-style-name="Standard">
      <style:paragraph-properties fo:text-align="start" style:justify-single-word="false" fo:break-before="page"/>
      <style:text-properties fo:font-size="15pt" style:font-size-asian="15pt" style:font-size-complex="15pt"/>
    </style:style>
    <style:style style:name="P7"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9"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fo:background-color="#ffffff">
        <style:background-image/>
      </style:paragraph-properties>
    </style:style>
    <style:style style:name="P13" style:family="paragraph" style:parent-style-name="Standard">
      <style:paragraph-properties fo:text-align="start" style:justify-single-word="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break-before="page"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reak-before="page" fo:background-color="#ffffff">
        <style:background-image/>
      </style:paragraph-properties>
    </style:style>
    <style:style style:name="P19" style:family="paragraph" style:parent-style-name="Standard">
      <style:paragraph-properties fo:background-color="#c0c0c0">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c0c0c0">
        <style:background-image/>
      </style:paragraph-properties>
      <style:text-properties fo:font-size="12pt" style:font-size-asian="12pt" style:font-size-complex="12pt"/>
    </style:style>
    <style:style style:name="P21" style:family="paragraph" style:parent-style-name="Standard">
      <style:paragraph-properties fo:background-color="#000000">
        <style:background-image/>
      </style:paragraph-properties>
    </style:style>
    <style:style style:name="T1" style:family="text">
      <style:text-properties fo:color="#000000" fo:font-style="italic" fo:font-weight="normal" style:font-style-asian="italic" style:font-weight-asian="normal" style:font-style-complex="italic" style:font-weight-complex="normal"/>
    </style:style>
    <style:style style:name="T2" style:family="text">
      <style:text-properties fo:font-style="normal"/>
    </style:style>
    <style:style style:name="T3" style:family="text">
      <style:text-properties fo:font-style="normal" fo:font-weight="normal" style:font-size-asian="10.5pt" style:font-style-asian="normal" style:font-weight-asian="normal" style:font-style-complex="normal" style:font-weight-complex="normal"/>
    </style:style>
    <style:style style:name="T4" style:family="text">
      <style:text-properties fo:font-weight="normal"/>
    </style:style>
    <style:style style:name="T5" style:family="text">
      <style:text-properties style:font-style-asian="normal"/>
    </style:style>
    <style:style style:name="T6" style:family="text">
      <style:text-properties style:font-weight-asian="normal"/>
    </style:style>
    <style:style style:name="T7" style:family="text">
      <style:text-properties style:font-style-complex="normal"/>
    </style:style>
    <style:style style:name="T8" style:family="text">
      <style:text-properties style:font-weight-complex="normal"/>
    </style:style>
    <style:style style:name="T9" style:family="text">
      <style:text-properties fo:font-size="28pt"/>
    </style:style>
    <style:style style:name="T10" style:family="text">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T11" style:family="text">
      <style:text-properties fo:background-color="#000000"/>
    </style:style>
    <style:style style:name="T12" style:family="text">
      <style:text-properties style:font-size-asian="28pt"/>
    </style:style>
    <style:style style:name="T13" style:family="text">
      <style:text-properties style:font-size-complex="2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
      <text:p text:style-name="P2"/>
      <text:p text:style-name="P2"/>
      <text:p text:style-name="P4"/>
      <text:p text:style-name="P4"/>
      <text:p text:style-name="P5"><text:s/><text:span text:style-name="T1">kmotion</text:span></text:p>
      <text:p text:style-name="P2"/>
      <text:p text:style-name="P2"/>
      <text:p text:style-name="P2">v1.1xb User Documentation</text:p>
      <text:p text:style-name="P2">Last updated 12/04/2008</text:p>
      <text:p text:style-name="P7"><text:tab/><text:tab/></text:p>
      <text:p text:style-name="P9"/>
      <text:p text:style-name="P11"/>
      <text:p text:style-name="P10">kmotion user documentation</text:p>
      <text:p text:style-name="P11"/>
      <text:p text:style-name="P11"/>
      <text:p text:style-name="P11"/>
      <text:p text:style-name="P11">1:0 About kmotion</text:p>
      <text:p text:style-name="P11"><text:tab/>1:1 An overview </text:p>
      <text:p text:style-name="P11"/>
      <text:p text:style-name="P11">2:0 Live View</text:p>
      <text:p text:style-name="P11"><text:tab/>2:1 The text color</text:p>
      <text:p text:style-name="P11"><text:tab/>2:2 Changing view sequences</text:p>
      <text:p text:style-name="P11"/>
      <text:p text:style-name="P11">3:0 Archive view</text:p>
      <text:p text:style-name="P11"><text:tab/>3:1 The time line</text:p>
      <text:p text:style-name="P11"><text:tab/>3:2 Going to a particular time</text:p>
      <text:p text:style-name="P11"><text:tab/>3:3 Play / Pause modes</text:p>
      <text:p text:style-name="P11"><text:tab/>3:4 Increasing playback speed</text:p>
      <text:p text:style-name="P11"><text:tab/>3:5 Event skipping</text:p>
      <text:p text:style-name="P11"><text:tab/>3:6 Saveing a jpeg</text:p>
      <text:p text:style-name="P11"/>
      <text:p text:style-name="P11">4:0 Preferences</text:p>
      <text:p text:style-name="P11"><text:tab/>4:1 Non interleaved</text:p>
      <text:p text:style-name="P11"><text:tab/>4:2 Interleaved</text:p>
      <text:p text:style-name="P11"><text:tab/>4:3 Full</text:p>
      <text:p text:style-name="P11"><text:tab/>4:4 Low Bandwidth</text:p>
      <text:p text:style-name="P11"/>
      <text:p text:style-name="P11">5:0 Server stats</text:p>
      <text:p text:style-name="P11"><text:tab/>5:1 Server stats</text:p>
      <text:p text:style-name="P11"/>
      <text:p text:style-name="P11">6:0 About kmotion</text:p>
      <text:p text:style-name="P11"><text:tab/>6:1 Give me a job !</text:p>
      <text:p text:style-name="P11"/>
      <text:p text:style-name="P8">1:0 About kmotion</text:p>
      <text:p text:style-name="P3"/>
      <text:p text:style-name="P1">1:1 An overview ...</text:p>
      <text:p text:style-name="P14"/>
      <text:p text:style-name="P12"><text:bookmark text:name="The_Mission:"/>To provide a KDE front end for configuration and local viewing and a Web interface that can be accessed anywhere including your local Cyber Cafe on the other side of the planet.</text:p>
      <text:p text:style-name="P12"/>
      <text:p text:style-name="P12"><text:bookmark text:name="The_Code:"/>The Web interface has been written, the KDE front end is in the works. In order for the web interface to be viewable anywhere it relies on client side javascript only. You do not have to download any special software or Java plugins just point your browser and off you go.</text:p>
      <text:p text:style-name="P12"/>
      <text:p text:style-name="P21"><text:span text:style-name="T10">2:0 Live view</text:span></text:p>
      <text:p text:style-name="P3"/>
      <text:p text:style-name="P1"><text:span text:style-name="T3">2:1 The text colour ...</text:span></text:p>
      <text:p text:style-name="P14"/>
      <text:p text:style-name="P14">The colour of the descriptive texts changes from blue to red when motion has been detected.</text:p>
      <text:p text:style-name="P14"/>
      <text:p text:style-name="P1"><text:span text:style-name="T3">2:2 Changing view sequences ...</text:span></text:p>
      <text:p text:style-name="P12"/>
      <text:p text:style-name="P12">To change the view sequences first click on the required feed on the right hand side panel then click on the view you want to change.</text:p>
      <text:p text:style-name="P12"/>
      <text:p text:style-name="P21"><text:span text:style-name="T10">3:0 Archive view</text:span></text:p>
      <text:p text:style-name="P3"/>
      <text:p text:style-name="P1"><text:span text:style-name="T3">3:1 The time line ...</text:span></text:p>
      <text:p text:style-name="P12"/>
      <text:p text:style-name="P12">The time line at the bottom of the window represent events and snapshots during the current 24 hour period from 00:00 to 00:00 in 5 minute blocks. Holding the cursor over the time line will cause the browser to pop up the appropriate blocks time.</text:p>
      <text:p text:style-name="P12"/>
      <text:p text:style-name="P12">Blue blocks represent snapshots, red blocks represent events, the yellow block represents the playback point. Where there are both snapshots and events in the 5 minute time frame the block remains red.</text:p>
      <text:p text:style-name="P14"/>
      <text:p text:style-name="P1"><text:span text:style-name="T3">3:2 Going to a particular time ...</text:span></text:p>
      <text:p text:style-name="P12"/>
      <text:p text:style-name="P14">Find the nearest time by holding the cursor over the time line. Click the mouse. The time line block will turn yellow, you have selected your time.</text:p>
      <text:p text:style-name="P14"/>
      <text:p text:style-name="P1"><text:span text:style-name="T3">3:3 Play / Pause modes ...</text:span></text:p>
      <text:p text:style-name="P14"/>
      <text:p text:style-name="P14">You can alternate between variable speed playback and pause / single frame step mode by clicking the 'click to play' and 'click to pause' button.</text:p>
      <text:p text:style-name="P14"/>
      <text:p text:style-name="P17"/>
      <text:p text:style-name="P1"><text:span text:style-name="T3">3:4 Increasing playback speed ...</text:span></text:p>
      <text:p text:style-name="P12"/>
      <text:p text:style-name="P12">In play mode repeatedly clicking the '&gt;' or '&lt;' buttons increases the playback speed. To decrease the speed click the opposite '&gt;' or '&lt;' button.</text:p>
      <text:p text:style-name="P14"/>
      <text:p text:style-name="P1"><text:span text:style-name="T3">3:5 Event skipping ...</text:span></text:p>
      <text:p text:style-name="P12"/>
      <text:p text:style-name="P12">You can skip to the next or previous event by clicking '+event' or '-event'. If the next or previous event is within a 5 minute time frame the yellow block may not move.</text:p>
      <text:p text:style-name="P14"/>
      <text:p text:style-name="P1"><text:span text:style-name="T3">3:6 Saving a jpeg ...</text:span></text:p>
      <text:p text:style-name="P12"/>
      <text:p text:style-name="P12">Pause the frame, right click the image and select 'save image as'.</text:p>
      <text:p text:style-name="P12"/>
      <text:p text:style-name="P21"><text:span text:style-name="T10">4:0 Preferences</text:span></text:p>
      <text:p text:style-name="P3"/>
      <text:p text:style-name="P20"><text:span text:style-name="T3">4:1 Non interleaved ...</text:span></text:p>
      <text:p text:style-name="P12"/>
      <text:p text:style-name="P12">The view images are updated in strict sequence from the first to the last.</text:p>
      <text:p text:style-name="P3"/>
      <text:p text:style-name="P20"><text:span text:style-name="T3">4:2 Interleaved ...</text:span></text:p>
      <text:p text:style-name="P13"/>
      <text:p text:style-name="P13">The view images are updated in sequence from the first to the last until motion is detected. Any feeds which have motion detected are given preferential treatment. If motion has been detected on feed 3 the view update sequence will change from 1,2,3,4... to 1,3,2,3,4,3 ....</text:p>
      <text:p text:style-name="P3"/>
      <text:p text:style-name="P20"><text:span text:style-name="T3">4:3 Full ...</text:span></text:p>
      <text:p text:style-name="P13"/>
      <text:p text:style-name="P13">The view images are updated in strict sequence from the first to the last until motion is detected. When motion is detected the appropriate feeds are shown full screen.</text:p>
      <text:p text:style-name="P3"/>
      <text:p text:style-name="P20"><text:span text:style-name="T3">4:4 Low bandwidth ...</text:span></text:p>
      <text:p text:style-name="P13"/>
      <text:p text:style-name="P13">The server is periodicaly polled until motion is detected using very little bandwidth. When motion is detected the appropriate feeds are shown full screen.</text:p>
      <text:p text:style-name="P12"/>
      <text:p text:style-name="P21"><text:span text:style-name="T10">5:0 Server stats</text:span></text:p>
      <text:p text:style-name="P3"/>
      <text:p text:style-name="P20"><text:span text:style-name="T3">5:1 Server stats ...</text:span></text:p>
      <text:p text:style-name="P13"/>
      <text:p text:style-name="P13">The server stats show the server load and memory usage. They are automatically updated every 15 seconds or when you click on the server stats button.</text:p>
      <text:p text:style-name="P12"/>
      <text:p text:style-name="P18"/>
      <text:p text:style-name="P21"><text:span text:style-name="T10">6:0 About kmotion</text:span></text:p>
      <text:p text:style-name="P3"/>
      <text:p text:style-name="P20"><text:span text:style-name="T3">6:1 Give me a job ! ...</text:span></text:p>
      <text:p text:style-name="P13"/>
      <text:p text:style-name="P13"><text:bookmark text:name="rant"/>Look I really really really want a job programming, I will work for nothing, OK not nothing but minimum wage tops, I will work round the clock 247, I will even make tea .... JUST PLEASE PLEASE PLEASE GIVE ME A JOB DOING WHAT I LOVE :)<text:line-break/><text:line-break/>Dave Selby<text:line-break/><text:line-break/>All job opportunities email: dave6502@googlemail.com</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11T13:12:47</meta:creation-date>
    <dc:date>2008-04-10T09:38:22</dc:date>
    <meta:editing-cycles>119</meta:editing-cycles>
    <meta:editing-duration>PT19H55M21S</meta:editing-duration>
    <meta:user-defined meta:name="Info 1"/>
    <meta:user-defined meta:name="Info 2"/>
    <meta:user-defined meta:name="Info 3"/>
    <meta:user-defined meta:name="Info 4"/>
    <meta:document-statistic meta:table-count="0" meta:image-count="0" meta:object-count="0" meta:page-count="5" meta:paragraph-count="64" meta:word-count="664" meta:character-count="3836"/>
  </office:meta>
</office:document-meta>
</file>